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ccff" draw:fill="none" draw:fill-color="#ffffff" fo:min-height="0.15cm"/>
    </style:style>
    <style:style style:name="gr2" style:family="graphic" style:parent-style-name="standard">
      <style:graphic-properties draw:stroke="none" svg:stroke-color="#00ccff" draw:fill="none" draw:fill-color="#ffffff" fo:min-height="0.7cm"/>
    </style:style>
    <style:style style:name="gr3" style:family="graphic" style:parent-style-name="standard">
      <style:graphic-properties draw:stroke="none" svg:stroke-color="#00ccff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ccff" draw:fill="none" draw:fill-color="#ffffff" fo:min-height="0.6cm"/>
    </style:style>
    <style:style style:name="gr5" style:family="graphic" style:parent-style-name="objectwithoutfill">
      <style:graphic-properties svg:stroke-color="#ff3399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font-size="12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1" draw:id="id1" draw:layer="layout" svg:width="2.6cm" svg:height="0.725cm" svg:x="0.1cm" svg:y="0.275cm">
          <draw:text-box>
            <text:p text:style-name="P1">current obj</text:p>
          </draw:text-box>
        </draw:frame>
        <draw:frame draw:style-name="gr1" draw:text-style-name="P1" xml:id="id2" draw:id="id2" draw:layer="layout" svg:width="3cm" svg:height="0.725cm" svg:x="5cm" svg:y="0.85cm">
          <draw:text-box>
            <text:p text:style-name="P1">current class</text:p>
          </draw:text-box>
        </draw:frame>
        <draw:frame draw:style-name="gr2" draw:text-style-name="P1" xml:id="id3" draw:id="id3" draw:layer="layout" svg:width="1.5cm" svg:height="0.95cm" svg:x="0.2cm" svg:y="2.075cm">
          <draw:text-box>
            <text:p text:style-name="P1">self</text:p>
          </draw:text-box>
        </draw:frame>
        <draw:frame draw:style-name="gr3" draw:text-style-name="P1" xml:id="id4" draw:id="id4" draw:layer="layout" svg:width="2.081cm" svg:height="0.725cm" svg:x="2.7cm" svg:y="2.475cm">
          <draw:text-box>
            <text:p text:style-name="P1">top level</text:p>
          </draw:text-box>
        </draw:frame>
        <draw:frame draw:style-name="gr3" draw:text-style-name="P1" xml:id="id5" draw:id="id5" draw:layer="layout" svg:width="1.73cm" svg:height="0.725cm" svg:x="0.8cm" svg:y="4.475cm">
          <draw:text-box>
            <text:p text:style-name="P1">Object</text:p>
          </draw:text-box>
        </draw:frame>
        <draw:frame draw:style-name="gr3" draw:text-style-name="P1" xml:id="id6" draw:id="id6" draw:layer="layout" svg:width="1.425cm" svg:height="0.725cm" svg:x="0.475cm" svg:y="6.275cm">
          <draw:text-box>
            <text:p text:style-name="P1">main</text:p>
          </draw:text-box>
        </draw:frame>
        <draw:frame draw:style-name="gr3" draw:text-style-name="P1" xml:id="id7" draw:id="id7" draw:layer="layout" svg:width="2.729cm" svg:height="0.725cm" svg:x="3.446cm" svg:y="4.175cm">
          <draw:text-box>
            <text:p text:style-name="P1">in a method</text:p>
          </draw:text-box>
        </draw:frame>
        <draw:frame draw:style-name="gr3" draw:text-style-name="P1" xml:id="id8" draw:id="id8" draw:layer="layout" svg:width="2.729cm" svg:height="0.725cm" svg:x="2.471cm" svg:y="6cm">
          <draw:text-box>
            <text:p text:style-name="P1">class of self</text:p>
          </draw:text-box>
        </draw:frame>
        <draw:frame draw:style-name="gr3" draw:text-style-name="P1" xml:id="id9" draw:id="id9" draw:layer="layout" svg:width="4.672cm" svg:height="0.725cm" svg:x="5.8cm" svg:y="3.275cm">
          <draw:text-box>
            <text:p text:style-name="P1">class/module keyword</text:p>
          </draw:text-box>
        </draw:frame>
        <draw:frame draw:style-name="gr3" draw:text-style-name="P1" xml:id="id10" draw:id="id10" draw:layer="layout" svg:width="3.812cm" svg:height="0.725cm" svg:x="6.6cm" svg:y="4.675cm">
          <draw:text-box>
            <text:p text:style-name="P1">that class/module</text:p>
          </draw:text-box>
        </draw:frame>
        <draw:frame draw:style-name="gr4" draw:text-style-name="P1" xml:id="id11" draw:id="id11" draw:layer="layout" svg:width="2.6cm" svg:height="0.85cm" svg:x="5.7cm" svg:y="6.45cm">
          <draw:text-box>
            <text:p text:style-name="P1">also is self</text:p>
          </draw:text-box>
        </draw:frame>
        <draw:connector draw:style-name="gr5" draw:text-style-name="P2" draw:layer="layout" draw:type="curve" svg:x1="2.7cm" svg:y1="0.637cm" svg:x2="6.5cm" svg:y2="0.85cm" draw:start-shape="id1" draw:start-glue-point="1" draw:end-shape="id2" draw:end-glue-point="0" svg:d="M2700 637c1725 0 1437-144 1956-278s1844-259 1844 491" svg:viewBox="0 0 3801 593">
          <text:p/>
        </draw:connector>
        <draw:connector draw:style-name="gr6" draw:text-style-name="P2" draw:layer="layout" draw:type="curve" svg:x1="1.4cm" svg:y1="1cm" svg:x2="0.95cm" svg:y2="2.075cm" draw:start-shape="id1" draw:start-glue-point="2" draw:end-shape="id3" draw:end-glue-point="0" svg:d="M1400 1000c0 807-450 270-450 1075" svg:viewBox="0 0 451 1076">
          <text:p/>
        </draw:connector>
        <draw:connector draw:style-name="gr6" draw:text-style-name="P2" draw:layer="layout" draw:type="curve" svg:x1="5cm" svg:y1="1.212cm" svg:x2="3.74cm" svg:y2="2.475cm" draw:start-shape="id2" draw:start-glue-point="3" draw:end-shape="id4" draw:end-glue-point="0" svg:d="M5000 1212c-840 0-1260 421-1260 1263" svg:viewBox="0 0 1261 1264">
          <text:p/>
        </draw:connector>
        <draw:connector draw:style-name="gr6" draw:text-style-name="P2" draw:layer="layout" draw:type="curve" svg:x1="3.74cm" svg:y1="3.2cm" svg:x2="1.665cm" svg:y2="4.475cm" draw:start-shape="id4" draw:start-glue-point="2" draw:end-shape="id5" draw:end-glue-point="0" svg:d="M3740 3200c0 957-2075 320-2075 1275" svg:viewBox="0 0 2076 1276">
          <text:p/>
        </draw:connector>
        <draw:connector draw:style-name="gr6" draw:text-style-name="P2" draw:layer="layout" draw:type="curve" svg:x1="1.665cm" svg:y1="5.2cm" svg:x2="1.187cm" svg:y2="6.275cm" draw:start-shape="id5" draw:start-glue-point="2" draw:end-shape="id6" draw:end-glue-point="0" svg:d="M1665 5200c0 807-478 270-478 1075" svg:viewBox="0 0 479 1076">
          <text:p/>
        </draw:connector>
        <draw:connector draw:style-name="gr6" draw:text-style-name="P2" draw:layer="layout" draw:type="curve" svg:x1="6.5cm" svg:y1="1.575cm" svg:x2="4.81cm" svg:y2="4.175cm" draw:start-shape="id2" draw:start-glue-point="2" draw:end-shape="id7" draw:end-glue-point="0" svg:d="M6500 1575c0 1950-1690 650-1690 2600" svg:viewBox="0 0 1691 2601">
          <text:p/>
        </draw:connector>
        <draw:connector draw:style-name="gr6" draw:text-style-name="P2" draw:layer="layout" draw:type="curve" svg:x1="4.81cm" svg:y1="4.9cm" svg:x2="3.835cm" svg:y2="6cm" draw:start-shape="id7" draw:start-glue-point="2" draw:end-shape="id8" draw:end-glue-point="0" svg:d="M4810 4900c0 825-975 275-975 1100" svg:viewBox="0 0 976 1101">
          <text:p/>
        </draw:connector>
        <draw:connector draw:style-name="gr6" draw:text-style-name="P2" draw:layer="layout" draw:type="curve" svg:x1="8cm" svg:y1="1.212cm" svg:x2="8.136cm" svg:y2="3.275cm" draw:start-shape="id2" draw:start-glue-point="1" draw:end-shape="id9" draw:end-glue-point="0" svg:d="M8000 1212c750 0 626 607 472 804s-336-16-336 1259" svg:viewBox="0 0 589 2064">
          <text:p/>
        </draw:connector>
        <draw:connector draw:style-name="gr6" draw:text-style-name="P2" draw:layer="layout" draw:type="curve" svg:x1="8.136cm" svg:y1="4cm" svg:x2="8.506cm" svg:y2="4.675cm" draw:start-shape="id9" draw:start-glue-point="2" draw:end-shape="id10" draw:end-glue-point="0" svg:d="M8136 4000c0 507 370 170 370 675" svg:viewBox="0 0 371 676">
          <text:p/>
        </draw:connector>
        <draw:connector draw:style-name="gr6" draw:text-style-name="P2" draw:layer="layout" draw:type="curve" svg:x1="8.506cm" svg:y1="5.4cm" svg:x2="7cm" svg:y2="6.45cm" draw:start-shape="id10" draw:start-glue-point="2" draw:end-shape="id11" draw:end-glue-point="0" svg:d="M8506 5400c0 787-1506 263-1506 1050" svg:viewBox="0 0 1507 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092cm" fo:margin-left="0.099cm" fo:margin-right="0.095cm" fo:page-width="10.8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21:57:09.382000000</meta:creation-date>
    <dc:date>2015-05-19T22:06:26.698000000</dc:date>
    <meta:editing-duration>PT1M1S</meta:editing-duration>
    <meta:editing-cycles>3</meta:editing-cycles>
    <meta:generator>LibreOffice/4.2.6.2$Windows_x86 LibreOffice_project/185f2ce4dcc34af9bd97dec29e6d42c39557298f</meta:generator>
    <meta:document-statistic meta:object-count="21"/>
  </office:meta>
</office:document-meta>
</file>